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7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11:40:01.9717606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2-12T11:42:33.603039840</dc:date>
    <meta:editing-duration>PT5H26M42S</meta:editing-duration>
    <meta:editing-cycles>55</meta:editing-cycles>
    <meta:generator>LibreOffice/7.0.3.1$Linux_X86_64 LibreOffice_project/d7547858d014d4cf69878db179d326fc3483e082</meta:generator>
    <meta:document-statistic meta:table-count="1" meta:cell-count="888" meta:object-count="0"/>
  </office:meta>
</office:document-meta>
</file>